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weight="bold" officeooo:paragraph-rsid="000fcfbd" fo:background-color="transparent" style:font-weight-asian="bold" style:font-weight-complex="bold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officeooo:paragraph-rsid="000fcfbd" fo:background-color="transparent"/>
    </style:style>
    <style:style style:name="P3" style:family="paragraph" style:parent-style-name="Standard">
      <loext:graphic-properties draw:fill="none" draw:fill-color="#ffffff"/>
      <style:paragraph-properties fo:background-color="transparent"/>
      <style:text-properties officeooo:paragraph-rsid="0032361c" fo:background-color="transparent"/>
    </style:style>
    <style:style style:name="P4" style:family="paragraph" style:parent-style-name="Standard">
      <loext:graphic-properties draw:fill="none" draw:fill-color="#ffffff"/>
      <style:paragraph-properties fo:background-color="transparent"/>
      <style:text-properties officeooo:paragraph-rsid="0033a8a1" fo:background-color="transparent"/>
    </style:style>
    <style:style style:name="P5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bold" officeooo:rsid="001bfeb6" officeooo:paragraph-rsid="00249960" fo:background-color="transparent" style:font-weight-asian="bold" style:font-weight-complex="bold"/>
    </style:style>
    <style:style style:name="P6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249960" fo:background-color="transparent" style:font-weight-asian="normal" style:font-weight-complex="normal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14d11" fo:background-color="transparent" style:font-weight-asian="normal" style:font-weight-complex="normal"/>
    </style:style>
    <style:style style:name="P8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3a8a1" fo:background-color="transparent" style:font-weight-asian="normal" style:font-weight-complex="normal"/>
    </style:style>
    <style:style style:name="P9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73e8f" fo:background-color="transparent" style:font-weight-asian="normal" style:font-weight-complex="normal"/>
    </style:style>
    <style:style style:name="P10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adc36" fo:background-color="transparent" style:font-weight-asian="normal" style:font-weight-complex="normal"/>
    </style:style>
    <style:style style:name="P11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weight="normal" officeooo:rsid="00378221" officeooo:paragraph-rsid="00378221" fo:background-color="transparent" style:font-weight-asian="normal" style:font-weight-complex="normal"/>
    </style:style>
    <style:style style:name="P12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style="italic" fo:font-weight="normal" officeooo:rsid="003d1596" officeooo:paragraph-rsid="003d1596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font-size="14pt" fo:language="en" fo:country="US" fo:font-weight="bold" officeooo:rsid="003d1596" officeooo:paragraph-rsid="003d1596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fo:font-weight="bold" officeooo:rsid="000fcfbd" officeooo:paragraph-rsid="000fcfbd" fo:background-color="transparent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1bfeb6" fo:background-color="transparent" style:font-style-asian="italic" style:font-style-complex="italic"/>
    </style:style>
    <style:style style:name="P16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03e6f" fo:background-color="transparent" style:font-style-asian="italic" style:font-style-complex="italic"/>
    </style:style>
    <style:style style:name="P17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14d11" fo:background-color="transparent" style:font-style-asian="italic" style:font-style-complex="italic"/>
    </style:style>
    <style:style style:name="P18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2361c" fo:background-color="transparent" style:font-style-asian="italic" style:font-style-complex="italic"/>
    </style:style>
    <style:style style:name="P19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3a8a1" fo:background-color="transparent" style:font-style-asian="italic" style:font-style-complex="italic"/>
    </style:style>
    <style:style style:name="P20" style:family="paragraph" style:parent-style-name="Standard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style:text-underline-style="solid" style:text-underline-width="auto" style:text-underline-color="font-color" fo:font-weight="normal" officeooo:rsid="0020795f" officeooo:paragraph-rsid="00314d11" fo:background-color="transparent" style:font-weight-asian="normal" style:font-weight-complex="normal"/>
    </style:style>
    <style:style style:name="P21" style:family="paragraph" style:parent-style-name="Standard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style:text-underline-style="solid" style:text-underline-width="auto" style:text-underline-color="font-color" fo:font-weight="normal" officeooo:rsid="0020795f" officeooo:paragraph-rsid="0032361c" fo:background-color="transparent" style:font-weight-asian="normal" style:font-weight-complex="normal"/>
    </style:style>
    <style:style style:name="P22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style:text-underline-style="none" fo:font-weight="bold" officeooo:rsid="002e4db5" officeooo:paragraph-rsid="002e4db5" fo:background-color="transparent" style:font-weight-asian="bold" style:font-weight-complex="bold"/>
    </style:style>
    <style:style style:name="P23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70323" officeooo:paragraph-rsid="00170323" fo:background-color="transparent"/>
    </style:style>
    <style:style style:name="P24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15031" officeooo:paragraph-rsid="00115031" fo:background-color="transparent"/>
    </style:style>
    <style:style style:name="P25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1c908" officeooo:paragraph-rsid="001975f1" fo:background-color="transparent"/>
    </style:style>
    <style:style style:name="P26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48f5a" officeooo:paragraph-rsid="00148f5a" fo:background-color="transparent"/>
    </style:style>
    <style:style style:name="P27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bfeb6" officeooo:paragraph-rsid="001e11a5" fo:background-color="transparent"/>
    </style:style>
    <style:style style:name="P28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fo:font-style="italic" officeooo:rsid="0011c908" officeooo:paragraph-rsid="0011c908" fo:background-color="transparent" style:font-style-asian="italic" style:font-style-complex="italic"/>
    </style:style>
    <style:style style:name="P29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officeooo:paragraph-rsid="000fcfbd" fo:background-color="transparent"/>
    </style:style>
    <style:style style:name="P30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officeooo:paragraph-rsid="001975f1" fo:background-color="transparent"/>
    </style:style>
    <style:style style:name="P31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en" fo:country="US" officeooo:rsid="00115031" officeooo:paragraph-rsid="001885f7" fo:background-color="transparent"/>
    </style:style>
    <style:style style:name="P32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font-style="italic" style:text-underline-style="none" officeooo:rsid="001a6cd9" officeooo:paragraph-rsid="001a6cd9" fo:background-color="transparent" style:font-style-asian="italic" style:font-style-complex="italic"/>
    </style:style>
    <style:style style:name="P33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font-size="14pt" fo:language="ru" fo:country="RU" officeooo:rsid="00148f5a" officeooo:paragraph-rsid="001e11a5" fo:background-color="transparent" style:font-size-asian="14pt" style:font-size-complex="14pt"/>
    </style:style>
    <style:style style:name="P34" style:family="paragraph" style:parent-style-name="Standard" style:master-page-name="">
      <loext:graphic-properties draw:fill="none" draw:fill-color="#ffffff"/>
      <style:paragraph-properties fo:margin-left="0cm" fo:margin-right="0cm" fo:text-indent="1.401cm" style:auto-text-indent="false" style:page-number="auto" fo:background-color="transparent"/>
      <style:text-properties officeooo:paragraph-rsid="001a6cd9" fo:background-color="transparent"/>
    </style:style>
    <style:style style:name="P35" style:family="paragraph" style:parent-style-name="Standard">
      <loext:graphic-properties draw:fill="none" draw:fill-color="#ffffff"/>
      <style:paragraph-properties fo:margin-left="0cm" fo:margin-right="0cm" fo:text-indent="0cm" style:auto-text-indent="false" fo:background-color="transparent"/>
      <style:text-properties fo:font-size="14pt" officeooo:paragraph-rsid="001e11a5" fo:background-color="transparent" style:font-size-asian="14pt" style:font-size-complex="14pt"/>
    </style:style>
    <style:style style:name="P36" style:family="paragraph" style:parent-style-name="Standard" style:master-page-name="">
      <loext:graphic-properties draw:fill="none" draw:fill-color="#ffffff"/>
      <style:paragraph-properties fo:margin-left="1.3cm" fo:margin-right="0cm" fo:text-indent="-1.3cm" style:auto-text-indent="false" style:page-number="auto" fo:background-color="transparent"/>
      <style:text-properties fo:font-size="14pt" officeooo:paragraph-rsid="00249960" fo:background-color="transparent" style:font-size-asian="14pt" style:font-size-complex="14pt"/>
    </style:style>
    <style:style style:name="P37" style:family="paragraph" style:parent-style-name="Standard">
      <loext:graphic-properties draw:fill="none" draw:fill-color="#ffffff"/>
      <style:paragraph-properties fo:margin-left="1.3cm" fo:margin-right="0cm" fo:text-indent="-1.3cm" style:auto-text-indent="false" fo:background-color="transparent"/>
      <style:text-properties fo:font-size="14pt" officeooo:paragraph-rsid="00303e6f" fo:background-color="transparent" style:font-size-asian="14pt" style:font-size-complex="14pt"/>
    </style:style>
    <style:style style:name="P38" style:family="paragraph" style:parent-style-name="Standard">
      <loext:graphic-properties draw:fill="none" draw:fill-color="#ffffff"/>
      <style:paragraph-properties fo:margin-left="1.3cm" fo:margin-right="0cm" fo:text-indent="-1.3cm" style:auto-text-indent="false" fo:background-color="transparent"/>
      <style:text-properties fo:font-size="12pt" fo:language="ru" fo:country="RU" fo:font-style="normal" fo:font-weight="normal" officeooo:rsid="001a6cd9" officeooo:paragraph-rsid="002499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 draw:fill-color="#ffffff"/>
      <style:paragraph-properties fo:margin-left="1.3cm" fo:margin-right="0cm" fo:text-indent="-1.3cm" style:auto-text-indent="false" fo:background-color="transparent"/>
      <style:text-properties fo:font-size="12pt" fo:language="ru" fo:country="RU" fo:font-style="normal" fo:font-weight="normal" officeooo:rsid="00303e6f" officeooo:paragraph-rsid="00303e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249960" fo:background-color="transparent"/>
    </style:style>
    <style:style style:name="P41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14d11" fo:background-color="transparent"/>
    </style:style>
    <style:style style:name="P42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3a8a1" fo:background-color="transparent"/>
    </style:style>
    <style:style style:name="P43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73e8f" fo:background-color="transparent"/>
    </style:style>
    <style:style style:name="P44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adc36" fo:background-color="transparent"/>
    </style:style>
    <style:style style:name="P45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14d11" fo:background-color="transparent"/>
    </style:style>
    <style:style style:name="P46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2361c" fo:background-color="transparent"/>
    </style:style>
    <style:style style:name="P47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73e8f" fo:background-color="transparent"/>
    </style:style>
    <style:style style:name="P48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adc36" fo:background-color="transparent"/>
    </style:style>
    <style:style style:name="P49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46c70" fo:background-color="transparent"/>
    </style:style>
    <style:style style:name="P50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5ab92" fo:background-color="transparent"/>
    </style:style>
    <style:style style:name="P51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14d11" fo:background-color="transparent"/>
    </style:style>
    <style:style style:name="P52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2361c" fo:background-color="transparent"/>
    </style:style>
    <style:style style:name="P53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3a8a1" fo:background-color="transparent"/>
    </style:style>
    <style:style style:name="P54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73e8f" fo:background-color="transparent"/>
    </style:style>
    <style:style style:name="P55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78221" fo:background-color="transparent"/>
    </style:style>
    <style:style style:name="P56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2361c"/>
    </style:style>
    <style:style style:name="P57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03e6f" officeooo:paragraph-rsid="00314d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2361c" officeooo:paragraph-rsid="003236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5ab92" officeooo:paragraph-rsid="0033a8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78221" officeooo:paragraph-rsid="003782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0pt" fo:language="ru" fo:country="RU" fo:font-style="italic" fo:font-weight="normal" officeooo:rsid="0035ab92" officeooo:paragraph-rsid="0035ab9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loext:graphic-properties draw:fill="none" draw:fill-color="#ffffff"/>
      <style:paragraph-properties fo:margin-left="2.701cm" fo:margin-right="0cm" fo:text-indent="-0.6cm" style:auto-text-indent="false" fo:background-color="transparent">
        <style:tab-stops>
          <style:tab-stop style:position="8.202cm"/>
          <style:tab-stop style:position="10.804cm"/>
        </style:tab-stops>
      </style:paragraph-properties>
      <style:text-properties fo:font-size="12pt" fo:language="ru" fo:country="RU" fo:font-style="normal" fo:font-weight="normal" officeooo:rsid="003adc36" officeooo:paragraph-rsid="00391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 draw:fill-color="#ffffff"/>
      <style:paragraph-properties fo:margin-left="2.701cm" fo:margin-right="0cm" fo:text-indent="-0.6cm" style:auto-text-indent="false" fo:background-color="transparent">
        <style:tab-stops>
          <style:tab-stop style:position="8.202cm"/>
          <style:tab-stop style:position="10.804cm"/>
        </style:tab-stops>
      </style:paragraph-properties>
      <style:text-properties fo:font-size="12pt" fo:language="ru" fo:country="RU" fo:font-style="normal" fo:font-weight="normal" officeooo:rsid="003adc36" officeooo:paragraph-rsid="003adc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 draw:fill-color="#ffffff"/>
      <style:paragraph-properties fo:background-color="transparent" fo:keep-with-next="always">
        <style:tab-stops>
          <style:tab-stop style:position="8.202cm"/>
        </style:tab-stops>
      </style:paragraph-properties>
      <style:text-properties fo:language="en" fo:country="US" fo:font-style="normal" style:text-underline-style="solid" style:text-underline-width="auto" style:text-underline-color="font-color" fo:font-weight="bold" officeooo:rsid="0035ab92" officeooo:paragraph-rsid="003adc36" fo:background-color="transparent" style:font-style-asian="normal" style:font-weight-asian="bold" style:font-style-complex="normal" style:font-weight-complex="bold"/>
    </style:style>
    <style:style style:name="P65" style:family="paragraph" style:parent-style-name="Standard" style:list-style-name="L1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officeooo:rsid="0011c908" officeooo:paragraph-rsid="0011c908" fo:background-color="transparent"/>
    </style:style>
    <style:style style:name="P66" style:family="paragraph" style:parent-style-name="Standard" style:list-style-name="L2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/>
      </style:paragraph-properties>
      <style:text-properties fo:language="ru" fo:country="RU" officeooo:rsid="0011c908" officeooo:paragraph-rsid="0011c908" fo:background-color="transparent"/>
    </style:style>
    <style:style style:name="P67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148f5a" fo:background-color="transparent"/>
    </style:style>
    <style:style style:name="P68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03e6f" fo:background-color="transparent"/>
    </style:style>
    <style:style style:name="P69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14d11" fo:background-color="transparent"/>
    </style:style>
    <style:style style:name="P70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3a8a1" fo:background-color="transparent"/>
    </style:style>
    <style:style style:name="P71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73e8f" fo:background-color="transparent"/>
    </style:style>
    <style:style style:name="P72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3a8a1" fo:background-color="transparent"/>
    </style:style>
    <style:style style:name="P73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5ab92" fo:background-color="transparent"/>
    </style:style>
    <style:style style:name="P74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adc36" fo:background-color="transparent"/>
    </style:style>
    <style:style style:name="P75" style:family="paragraph" style:parent-style-name="Standard" style:list-style-name="L1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officeooo:rsid="0011c908" officeooo:paragraph-rsid="0011c908" fo:background-color="transparent"/>
    </style:style>
    <style:style style:name="P76" style:family="paragraph" style:parent-style-name="Standard" style:list-style-name="L1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officeooo:rsid="0011c908" officeooo:paragraph-rsid="001975f1" fo:background-color="transparent"/>
    </style:style>
    <style:style style:name="P77" style:family="paragraph" style:parent-style-name="Standard" style:list-style-name="L3">
      <loext:graphic-properties draw:fill="none" draw:fill-color="#ffffff"/>
      <style:paragraph-properties fo:margin-left="2.6cm" fo:margin-right="0cm" fo:text-indent="-0.6cm" style:auto-text-indent="false" fo:background-color="transparent">
        <style:tab-stops/>
      </style:paragraph-properties>
      <style:text-properties fo:language="ru" fo:country="RU" officeooo:rsid="0011c908" officeooo:paragraph-rsid="00249960" fo:background-color="transparent"/>
    </style:style>
    <style:style style:name="P78" style:family="paragraph" style:parent-style-name="Standard" style:list-style-name="L1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officeooo:rsid="00131792" officeooo:paragraph-rsid="0011c908" fo:background-color="transparent"/>
    </style:style>
    <style:style style:name="P79" style:family="paragraph" style:parent-style-name="Standard" style:list-style-name="L3">
      <loext:graphic-properties draw:fill="none" draw:fill-color="#ffffff"/>
      <style:paragraph-properties fo:margin-left="2.6cm" fo:margin-right="0cm" fo:text-indent="-0.6cm" style:auto-text-indent="false" fo:background-color="transparent">
        <style:tab-stops/>
      </style:paragraph-properties>
      <style:text-properties fo:language="ru" fo:country="RU" officeooo:rsid="002f3eff" officeooo:paragraph-rsid="002f3eff" fo:background-color="transparent"/>
    </style:style>
    <style:style style:name="P80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148f5a" fo:background-color="transparent"/>
    </style:style>
    <style:style style:name="P81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249960" fo:background-color="transparent"/>
    </style:style>
    <style:style style:name="P82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03e6f" fo:background-color="transparent"/>
    </style:style>
    <style:style style:name="P83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14d11" fo:background-color="transparent"/>
    </style:style>
    <style:style style:name="P84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2361c" fo:background-color="transparent"/>
    </style:style>
    <style:style style:name="P85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3a8a1" fo:background-color="transparent"/>
    </style:style>
    <style:style style:name="P86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73e8f" fo:background-color="transparent"/>
    </style:style>
    <style:style style:name="P87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adc36" fo:background-color="transparent"/>
    </style:style>
    <style:style style:name="P88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28c0cb" fo:background-color="transparent"/>
    </style:style>
    <style:style style:name="P89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03e6f" fo:background-color="transparent"/>
    </style:style>
    <style:style style:name="P90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14d11" fo:background-color="transparent"/>
    </style:style>
    <style:style style:name="P91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2361c" fo:background-color="transparent"/>
    </style:style>
    <style:style style:name="P92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3a8a1" fo:background-color="transparent"/>
    </style:style>
    <style:style style:name="P93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73e8f" fo:background-color="transparent"/>
    </style:style>
    <style:style style:name="P94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adc36" fo:background-color="transparent"/>
    </style:style>
    <style:style style:name="P95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14d11" fo:background-color="transparent"/>
    </style:style>
    <style:style style:name="P96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3a8a1" fo:background-color="transparent"/>
    </style:style>
    <style:style style:name="P97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73e8f" fo:background-color="transparent"/>
    </style:style>
    <style:style style:name="P98" style:family="paragraph" style:parent-style-name="Standard" style:list-style-name="L4" style:master-page-name="">
      <loext:graphic-properties draw:fill="none" draw:fill-color="#ffffff"/>
      <style:paragraph-properties fo:margin-left="2.701cm" fo:margin-right="0cm" fo:text-indent="-0.6cm" style:auto-text-indent="false" style:page-number="auto" fo:background-color="transparent">
        <style:tab-stops>
          <style:tab-stop style:position="8.202cm"/>
          <style:tab-stop style:position="10.804cm"/>
        </style:tab-stops>
      </style:paragraph-properties>
      <style:text-properties fo:language="ru" fo:country="RU" officeooo:rsid="001bfeb6" officeooo:paragraph-rsid="00391189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1792"/>
    </style:style>
    <style:style style:name="T3" style:family="text">
      <style:text-properties fo:language="en" fo:country="US" officeooo:rsid="001a6cd9"/>
    </style:style>
    <style:style style:name="T4" style:family="text">
      <style:text-properties fo:language="en" fo:country="US" fo:font-weight="bold" officeooo:rsid="00170323" style:font-weight-asian="bold" style:font-weight-complex="bold"/>
    </style:style>
    <style:style style:name="T5" style:family="text">
      <style:text-properties fo:language="en" fo:country="US" fo:font-weight="bold" officeooo:rsid="00249960" style:font-weight-asian="bold" style:font-weight-complex="bold"/>
    </style:style>
    <style:style style:name="T6" style:family="text">
      <style:text-properties fo:language="en" fo:country="US" fo:font-weight="bold" officeooo:rsid="00314d11" style:font-weight-asian="bold" style:font-weight-complex="bold"/>
    </style:style>
    <style:style style:name="T7" style:family="text">
      <style:text-properties fo:language="en" fo:country="US" fo:font-weight="bold" officeooo:rsid="0032361c" style:font-weight-asian="bold" style:font-weight-complex="bold"/>
    </style:style>
    <style:style style:name="T8" style:family="text">
      <style:text-properties fo:language="en" fo:country="US" fo:font-weight="bold" officeooo:rsid="0033a8a1" style:font-weight-asian="bold" style:font-weight-complex="bold"/>
    </style:style>
    <style:style style:name="T9" style:family="text">
      <style:text-properties fo:language="en" fo:country="US" fo:font-weight="bold" officeooo:rsid="00346c70" style:font-weight-asian="bold" style:font-weight-complex="bold"/>
    </style:style>
    <style:style style:name="T10" style:family="text">
      <style:text-properties fo:language="en" fo:country="US" fo:font-weight="bold" officeooo:rsid="0035ab92" style:font-weight-asian="bold" style:font-weight-complex="bold"/>
    </style:style>
    <style:style style:name="T11" style:family="text">
      <style:text-properties fo:language="en" fo:country="US" fo:font-weight="bold" officeooo:rsid="00373e8f" style:font-weight-asian="bold" style:font-weight-complex="bold"/>
    </style:style>
    <style:style style:name="T12" style:family="text">
      <style:text-properties fo:language="en" fo:country="US" fo:font-weight="bold" officeooo:rsid="003adc36" style:font-weight-asian="bold" style:font-weight-complex="bold"/>
    </style:style>
    <style:style style:name="T13" style:family="text">
      <style:text-properties fo:language="en" fo:country="US" officeooo:rsid="00249960"/>
    </style:style>
    <style:style style:name="T14" style:family="text">
      <style:text-properties fo:language="en" fo:country="US" officeooo:rsid="002e4db5"/>
    </style:style>
    <style:style style:name="T15" style:family="text">
      <style:text-properties fo:language="en" fo:country="US" officeooo:rsid="00303e6f"/>
    </style:style>
    <style:style style:name="T16" style:family="text">
      <style:text-properties fo:language="en" fo:country="US" fo:font-weight="normal" officeooo:rsid="00373e8f" style:font-weight-asian="normal" style:font-weight-complex="normal"/>
    </style:style>
    <style:style style:name="T17" style:family="text">
      <style:text-properties fo:language="en" fo:country="US" fo:font-weight="normal" officeooo:rsid="003adc36" style:font-weight-asian="normal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fcfbd"/>
    </style:style>
    <style:style style:name="T20" style:family="text">
      <style:text-properties fo:language="ru" fo:country="RU" officeooo:rsid="0010b00a"/>
    </style:style>
    <style:style style:name="T21" style:family="text">
      <style:text-properties fo:language="ru" fo:country="RU" officeooo:rsid="00115031"/>
    </style:style>
    <style:style style:name="T22" style:family="text">
      <style:text-properties fo:language="ru" fo:country="RU" officeooo:rsid="001605d9"/>
    </style:style>
    <style:style style:name="T23" style:family="text">
      <style:text-properties fo:language="ru" fo:country="RU" officeooo:rsid="001885f7"/>
    </style:style>
    <style:style style:name="T24" style:family="text">
      <style:text-properties fo:language="ru" fo:country="RU" officeooo:rsid="001975f1"/>
    </style:style>
    <style:style style:name="T25" style:family="text">
      <style:text-properties fo:language="ru" fo:country="RU" officeooo:rsid="001a6cd9"/>
    </style:style>
    <style:style style:name="T26" style:family="text">
      <style:text-properties fo:language="ru" fo:country="RU" officeooo:rsid="001bfeb6"/>
    </style:style>
    <style:style style:name="T27" style:family="text">
      <style:text-properties fo:language="ru" fo:country="RU" fo:font-weight="bold" officeooo:rsid="001e11a5" style:font-weight-asian="bold" style:font-weight-complex="bold"/>
    </style:style>
    <style:style style:name="T28" style:family="text">
      <style:text-properties fo:language="ru" fo:country="RU" fo:font-weight="bold" officeooo:rsid="00314d11" style:font-weight-asian="bold" style:font-weight-complex="bold"/>
    </style:style>
    <style:style style:name="T29" style:family="text">
      <style:text-properties fo:language="ru" fo:country="RU" fo:font-weight="bold" officeooo:rsid="0033a8a1" style:font-weight-asian="bold" style:font-weight-complex="bold"/>
    </style:style>
    <style:style style:name="T30" style:family="text">
      <style:text-properties fo:language="ru" fo:country="RU" fo:font-weight="bold" officeooo:rsid="00373e8f" style:font-weight-asian="bold" style:font-weight-complex="bold"/>
    </style:style>
    <style:style style:name="T31" style:family="text">
      <style:text-properties fo:language="ru" fo:country="RU" fo:font-weight="bold" officeooo:rsid="003adc36" style:font-weight-asian="bold" style:font-weight-complex="bold"/>
    </style:style>
    <style:style style:name="T32" style:family="text">
      <style:text-properties fo:language="ru" fo:country="RU" officeooo:rsid="002e4db5"/>
    </style:style>
    <style:style style:name="T33" style:family="text">
      <style:text-properties fo:language="ru" fo:country="RU" officeooo:rsid="002f3eff"/>
    </style:style>
    <style:style style:name="T34" style:family="text">
      <style:text-properties fo:language="ru" fo:country="RU" officeooo:rsid="00303e6f"/>
    </style:style>
    <style:style style:name="T35" style:family="text">
      <style:text-properties fo:language="ru" fo:country="RU" fo:font-weight="normal" officeooo:rsid="00314d11" style:font-weight-asian="normal" style:font-weight-complex="normal"/>
    </style:style>
    <style:style style:name="T36" style:family="text">
      <style:text-properties fo:language="ru" fo:country="RU" fo:font-weight="normal" officeooo:rsid="0033a8a1" style:font-weight-asian="normal" style:font-weight-complex="normal"/>
    </style:style>
    <style:style style:name="T37" style:family="text">
      <style:text-properties fo:language="ru" fo:country="RU" fo:font-weight="normal" officeooo:rsid="00346c70" style:font-weight-asian="normal" style:font-weight-complex="normal"/>
    </style:style>
    <style:style style:name="T38" style:family="text">
      <style:text-properties fo:language="ru" fo:country="RU" fo:font-weight="normal" officeooo:rsid="00373e8f" style:font-weight-asian="normal" style:font-weight-complex="normal"/>
    </style:style>
    <style:style style:name="T39" style:family="text">
      <style:text-properties fo:language="ru" fo:country="RU" fo:font-weight="normal" officeooo:rsid="003adc36" style:font-weight-asian="normal" style:font-weight-complex="normal"/>
    </style:style>
    <style:style style:name="T40" style:family="text">
      <style:text-properties fo:language="ru" fo:country="RU" officeooo:rsid="00314d11"/>
    </style:style>
    <style:style style:name="T41" style:family="text">
      <style:text-properties fo:language="ru" fo:country="RU" fo:font-style="italic" officeooo:rsid="001bfeb6" style:font-style-asian="italic" style:font-style-complex="italic"/>
    </style:style>
    <style:style style:name="T42" style:family="text">
      <style:text-properties fo:language="ru" fo:country="RU" fo:font-style="italic" officeooo:rsid="002049fe" style:font-style-asian="italic" style:font-style-complex="italic"/>
    </style:style>
    <style:style style:name="T43" style:family="text">
      <style:text-properties fo:language="ru" fo:country="RU" officeooo:rsid="0033a8a1"/>
    </style:style>
    <style:style style:name="T44" style:family="text">
      <style:text-properties fo:language="ru" fo:country="RU" officeooo:rsid="00346c70"/>
    </style:style>
    <style:style style:name="T45" style:family="text">
      <style:text-properties fo:language="ru" fo:country="RU" officeooo:rsid="0035ab92"/>
    </style:style>
    <style:style style:name="T46" style:family="text">
      <style:text-properties fo:language="ru" fo:country="RU" officeooo:rsid="00391189"/>
    </style:style>
    <style:style style:name="T47" style:family="text">
      <style:text-properties fo:language="ru" fo:country="RU" officeooo:rsid="003adc36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officeooo:rsid="00170323" style:font-size-asian="14pt" style:font-size-complex="14pt"/>
    </style:style>
    <style:style style:name="T50" style:family="text">
      <style:text-properties fo:font-size="14pt" officeooo:rsid="000fcfbd" style:font-size-asian="14pt" style:font-size-complex="14pt"/>
    </style:style>
    <style:style style:name="T51" style:family="text">
      <style:text-properties fo:font-size="14pt" officeooo:rsid="002d0edc" style:font-size-asian="14pt" style:font-size-complex="14pt"/>
    </style:style>
    <style:style style:name="T52" style:family="text">
      <style:text-properties fo:font-size="14pt" officeooo:rsid="002e4db5" style:font-size-asian="14pt" style:font-size-complex="14pt"/>
    </style:style>
    <style:style style:name="T53" style:family="text">
      <style:text-properties fo:font-size="14pt" fo:language="en" fo:country="US" style:font-size-asian="14pt" style:font-size-complex="14pt"/>
    </style:style>
    <style:style style:name="T54" style:family="text">
      <style:text-properties fo:font-size="14pt" fo:language="en" fo:country="US" officeooo:rsid="00170323" style:font-size-asian="14pt" style:font-size-complex="14pt"/>
    </style:style>
    <style:style style:name="T55" style:family="text">
      <style:text-properties fo:font-size="14pt" fo:language="ru" fo:country="RU" style:font-size-asian="14pt" style:font-size-complex="14pt"/>
    </style:style>
    <style:style style:name="T56" style:family="text">
      <style:text-properties officeooo:rsid="00115031"/>
    </style:style>
    <style:style style:name="T57" style:family="text">
      <style:text-properties officeooo:rsid="00131792"/>
    </style:style>
    <style:style style:name="T58" style:family="text">
      <style:text-properties officeooo:rsid="001885f7"/>
    </style:style>
    <style:style style:name="T59" style:family="text">
      <style:text-properties fo:font-size="12pt" fo:language="en" fo:country="US" fo:font-style="normal" fo:font-weight="bold" officeooo:rsid="001605d9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language="en" fo:country="US" fo:font-style="normal" fo:font-weight="bold" officeooo:rsid="00249960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language="en" fo:country="US" fo:font-style="normal" fo:font-weight="bold" officeooo:rsid="002f3eff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size="12pt" fo:language="en" fo:country="US" fo:font-style="normal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language="en" fo:country="US" fo:font-style="normal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language="en" fo:country="US" fo:font-style="normal" fo:font-weight="normal" officeooo:rsid="0039118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language="en" fo:country="US" fo:font-style="normal" officeooo:rsid="001a6cd9" style:font-size-asian="12pt" style:font-style-asian="normal" style:font-size-complex="12pt" style:font-style-complex="normal"/>
    </style:style>
    <style:style style:name="T66" style:family="text">
      <style:text-properties fo:font-size="12pt" fo:language="ru" fo:country="RU" fo:font-style="normal" fo:font-weight="bold" officeooo:rsid="001e11a5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size="12pt" fo:language="ru" fo:country="RU" fo:font-style="normal" fo:font-weight="bold" officeooo:rsid="00303e6f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size="12pt" fo:language="ru" fo:country="RU" fo:font-style="normal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language="ru" fo:country="RU" fo:font-style="normal" fo:font-weight="normal" officeooo:rsid="001a6cd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language="ru" fo:country="RU" fo:font-style="normal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language="ru" fo:country="RU" fo:font-style="normal" fo:font-weight="normal" officeooo:rsid="0033a8a1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language="ru" fo:country="RU" fo:font-style="normal" fo:font-weight="normal" officeooo:rsid="00346c70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language="ru" fo:country="RU" fo:font-style="normal" fo:font-weight="normal" officeooo:rsid="0035ab92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language="ru" fo:country="RU" fo:font-style="normal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language="ru" fo:country="RU" fo:font-style="normal" fo:font-weight="normal" officeooo:rsid="00378221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language="ru" fo:country="RU" fo:font-style="normal" fo:font-weight="normal" officeooo:rsid="00391189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language="ru" fo:country="RU" fo:font-style="normal" fo:font-weight="normal" officeooo:rsid="003adc36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language="ru" fo:country="RU" fo:font-style="normal" fo:font-weight="normal" officeooo:rsid="00314d1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language="ru" fo:country="RU" fo:font-style="normal" fo:font-weight="normal" officeooo:rsid="0032361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language="ru" fo:country="RU" fo:font-style="normal" fo:font-weight="normal" officeooo:rsid="0033a8a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2361c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3a8a1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5ab92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language="ru" fo:country="RU" fo:font-style="normal" style:text-underline-style="none" fo:font-weight="normal" officeooo:rsid="0035ab92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language="ru" fo:country="RU" fo:font-style="normal" style:text-underline-style="none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language="ru" fo:country="RU" fo:font-style="normal" style:text-underline-style="none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1a6cd9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32361c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33a8a1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346c7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391189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3adc36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officeooo:rsid="002049fe"/>
    </style:style>
    <style:style style:name="T100" style:family="text">
      <style:text-properties officeooo:rsid="00249960"/>
    </style:style>
    <style:style style:name="T101" style:family="text">
      <style:text-properties officeooo:rsid="002e4db5"/>
    </style:style>
    <style:style style:name="T102" style:family="text">
      <style:text-properties fo:color="#000000" style:font-name="Monospace" fo:font-size="10pt" style:font-size-asian="10pt"/>
    </style:style>
    <style:style style:name="T103" style:family="text">
      <style:text-properties fo:color="#000000" style:font-name="Monospace" fo:font-size="10pt" officeooo:rsid="00303e6f" style:font-size-asian="10pt"/>
    </style:style>
    <style:style style:name="T104" style:family="text">
      <style:text-properties fo:color="#000000" style:font-name="Monospace" fo:font-size="10pt" officeooo:rsid="0033a8a1" style:font-size-asian="10pt"/>
    </style:style>
    <style:style style:name="T105" style:family="text">
      <style:text-properties fo:color="#000000" style:font-name="Monospace" fo:font-size="10pt" officeooo:rsid="00346c70" style:font-size-asian="10pt"/>
    </style:style>
    <style:style style:name="T106" style:family="text">
      <style:text-properties fo:color="#000000" style:font-name="Monospace" fo:font-size="10pt" officeooo:rsid="00378221" style:font-size-asian="10pt"/>
    </style:style>
    <style:style style:name="T107" style:family="text">
      <style:text-properties fo:color="#000000" style:font-name="Monospace" fo:font-size="10pt" officeooo:rsid="003adc36" style:font-size-asian="10pt"/>
    </style:style>
    <style:style style:name="T108" style:family="text">
      <style:text-properties fo:color="#000000" style:font-name="Monospace" fo:font-size="10pt" officeooo:rsid="003c1fed" style:font-size-asian="10pt"/>
    </style:style>
    <style:style style:name="T109" style:family="text">
      <style:text-properties fo:color="#000000" style:font-name="Monospace" fo:font-size="10pt" fo:language="ru" fo:country="RU" officeooo:rsid="002f3eff" style:font-size-asian="10pt"/>
    </style:style>
    <style:style style:name="T110" style:family="text">
      <style:text-properties fo:color="#000000" style:font-name="Monospace" fo:font-size="10pt" fo:language="ru" fo:country="RU" officeooo:rsid="00314d11" style:font-size-asian="10pt"/>
    </style:style>
    <style:style style:name="T111" style:family="text">
      <style:text-properties fo:color="#000000" style:font-name="Monospace" fo:font-size="10pt" fo:language="ru" fo:country="RU" officeooo:rsid="00346c70" style:font-size-asian="10pt"/>
    </style:style>
    <style:style style:name="T112" style:family="text">
      <style:text-properties fo:color="#000000" style:font-name="Monospace" fo:font-size="10pt" fo:language="en" fo:country="US" style:font-size-asian="10pt"/>
    </style:style>
    <style:style style:name="T113" style:family="text">
      <style:text-properties fo:color="#000000" style:font-name="Liberation Serif" fo:font-size="12pt" fo:language="ru" fo:country="RU" fo:font-style="normal" fo:font-weight="normal" officeooo:rsid="0032361c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officeooo:rsid="00303e6f"/>
    </style:style>
    <style:style style:name="T115" style:family="text">
      <style:text-properties officeooo:rsid="00314d11"/>
    </style:style>
    <style:style style:name="T116" style:family="text">
      <style:text-properties officeooo:rsid="0033a8a1"/>
    </style:style>
    <style:style style:name="T117" style:family="text">
      <style:text-properties officeooo:rsid="00346c70"/>
    </style:style>
    <style:style style:name="T118" style:family="text">
      <style:text-properties officeooo:rsid="0035ab92"/>
    </style:style>
    <style:style style:name="T119" style:family="text">
      <style:text-properties officeooo:rsid="00391189"/>
    </style:style>
    <style:style style:name="T120" style:family="text">
      <style:text-properties fo:font-size="11pt" fo:font-style="normal" fo:font-weight="normal" officeooo:rsid="00391189" style:font-size-asian="11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language="ru" fo:country="RU" fo:font-style="normal" fo:font-weight="normal" officeooo:rsid="00391189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officeooo:rsid="003adc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4">П</text:span><text:span text:style-name="T53">АК "</text:span><text:span text:style-name="T55">Экспедиция</text:span><text:span text:style-name="T53">"</text:span></text:p>
      <text:p text:style-name="P13"/>
      <text:p text:style-name="P1"><text:span text:style-name="T54">Bluetooth </text:span><text:span text:style-name="T49">- п</text:span><text:span text:style-name="T50">рофиль </text:span><text:span text:style-name="T51">контроллера </text:span><text:span text:style-name="T52">аппаратного модуля датчиков</text:span><text:span text:style-name="T50">.</text:span></text:p>
      <text:p text:style-name="P14"/>
      <text:p text:style-name="P11"><text:span text:style-name="T50">С</text:span><text:span text:style-name="T48">ервис, характеристики, дескрипторы, представление данных.</text:span></text:p>
      <text:p text:style-name="P2"/>
      <text:p text:style-name="P34"><text:span text:style-name="T19">Краткое описание профиля, используемого для обмена информацией между <text:s/></text:span><text:span text:style-name="T32">контроллер</text:span><text:span text:style-name="T20"> (далее </text:span><text:span text:style-name="T21">"</text:span><text:span text:style-name="T20">сервер</text:span><text:span text:style-name="T21">") </text:span><text:span text:style-name="T20">и </text:span><text:span text:style-name="T32">мобильным устройством </text:span><text:span text:style-name="T21">(далее "клиент"). </text:span><text:span text:style-name="T25">Роль сервера соответствует роли "</text:span><text:span text:style-name="T3">Server" </text:span><text:span text:style-name="T25">по спецификации </text:span><text:span text:style-name="T3">Generic</text:span><text:span text:style-name="T25"> </text:span><text:span text:style-name="T3">Attribute</text:span><text:span text:style-name="T25"> </text:span><text:span text:style-name="T3">Profile</text:span><text:span text:style-name="T25"> (GATT), а роль клиента соответствует роли <text:s/>"</text:span><text:span text:style-name="T3">Client" </text:span><text:span text:style-name="T25">по спецификации </text:span><text:span text:style-name="T3">GATT. </text:span></text:p>
      <text:p text:style-name="P29"/>
      <text:p text:style-name="P23">Локальное имя:<text:tab/><text:tab/>"<text:span text:style-name="T101">ITM</text:span><text:span text:style-name="T1">-01" </text:span>(<text:span text:style-name="T101">Indigosystem </text:span><text:span text:style-name="T14">temperature</text:span><text:span text:style-name="T101"> </text:span><text:span text:style-name="T14">meter</text:span>)</text:p>
      <text:p text:style-name="P31">BT-<text:span text:style-name="T18">адрес сервера: <text:tab/><text:tab/></text:span><text:span text:style-name="T23">"</text:span><text:span text:style-name="T58">Public" <text:s text:c="2"/></text:span><text:span text:style-name="T18">"</text:span>AA<text:span text:style-name="T18">-00-00-E1-80-02".</text:span></text:p>
      <text:p text:style-name="P24"/>
      <text:p text:style-name="P28">Аутентификационные данные:<text:tab/><text:tab/></text:p>
      <text:list xml:id="list1213317383900089413" text:style-name="L1">
        <text:list-item>
          <text:p text:style-name="P65"><text:span text:style-name="T1">MIT</text:span><text:span text:style-name="T2">M-</text:span><text:span text:style-name="T57">защита <text:tab/><text:tab/><text:tab/>включена</text:span></text:p>
        </text:list-item>
        <text:list-item>
          <text:p text:style-name="P75"><text:span text:style-name="T2">Out-Of-Bound </text:span><text:span text:style-name="T57">аутентификация:<text:tab/>выключена</text:span></text:p>
        </text:list-item>
        <text:list-item>
          <text:p text:style-name="P78">Минимальный размер ключа:<text:tab/>7 байт</text:p>
        </text:list-item>
        <text:list-item>
          <text:p text:style-name="P78">Максимальный размер ключа:<text:tab/>16 байт</text:p>
        </text:list-item>
        <text:list-item>
          <text:p text:style-name="P76"><text:span text:style-name="T56">Пин клиента фиксированный:<text:tab/>"123456" (потом будет заменен).</text:span><text:tab/></text:p>
        </text:list-item>
      </text:list>
      <text:p text:style-name="P25"/>
      <text:p text:style-name="P22">Первичный сервис — PRIMARY SERVICE</text:p>
      <text:p text:style-name="P30"><text:span text:style-name="T24">Сервис, добавленный и включенный в сервере соответствует спецификации </text:span>GATT. </text:p>
      <text:p text:style-name="P32"><text:span text:style-name="T25">Д</text:span><text:span text:style-name="T18">анные сервиса:</text:span></text:p>
      <text:list xml:id="list2702281982262282574" text:style-name="L2">
        <text:list-item>
          <text:p text:style-name="P66">UUID <text:span text:style-name="T1">Type</text:span>: <text:tab/>128-<text:span text:style-name="T1">bit</text:span> UUID</text:p>
        </text:list-item>
      </text:list>
      <text:list xml:id="list6215395543280775127" text:style-name="L3">
        <text:list-item>
          <text:p text:style-name="P77">UUID128:<text:tab/><text:span text:style-name="T102">D973F230-B19E-11E2-9E96-0800200C9A66</text:span></text:p>
        </text:list-item>
        <text:list-item>
          <text:p text:style-name="P79"><text:span text:style-name="T112">Handle </text:span><text:span text:style-name="T102">Num<text:tab/>0x0010</text:span></text:p>
        </text:list-item>
      </text:list>
      <text:p text:style-name="P26"/>
      <text:p text:style-name="P33">Сервис включает в себя <text:span text:style-name="T13">3</text:span> характеристики:</text:p>
      <text:p text:style-name="P35"><text:span text:style-name="T66">1. </text:span><text:span text:style-name="T61">Time-Char</text:span><text:span text:style-name="T59"> – </text:span><text:span text:style-name="T68">Текущее время в формате UNIX </text:span><text:span text:style-name="T62">Time</text:span><text:span text:style-name="T65">.</text:span></text:p>
      <text:p text:style-name="P15">Данные <text:span text:style-name="T99">характеристики</text:span>:</text:p>
      <text:list xml:id="list1888843506869127769" text:style-name="L4">
        <text:list-item>
          <text:p text:style-name="P80">UUID Type: <text:tab/>128-bit UUID</text:p>
        </text:list-item>
        <text:list-item>
          <text:p text:style-name="P81">UUID128:<text:tab/><text:span text:style-name="T100"> </text:span><text:span text:style-name="T102">D973F231-B19E-11E2-9E96-0800200C9A66</text:span></text:p>
        </text:list-item>
        <text:list-item>
          <text:p text:style-name="P80"><text:span text:style-name="T33">Доступ</text:span><text:span text:style-name="T22">:<text:tab/></text:span><text:span text:style-name="T109">Чтение, Запись без запроса</text:span></text:p>
        </text:list-item>
        <text:list-item>
          <text:p text:style-name="P80"><text:span text:style-name="T22">Максимальная длина п</text:span><text:span text:style-name="T25">оля </text:span><text:span text:style-name="T22"><text:s/>характеристики:<text:tab/></text:span><text:span text:style-name="T33">10</text:span><text:span text:style-name="T22"> байт</text:span></text:p>
        </text:list-item>
        <text:list-item>
          <text:p text:style-name="P80"><text:span text:style-name="T22">Длина поля данных:<text:tab/></text:span><text:span text:style-name="T34">4</text:span><text:span text:style-name="T26"> байта</text:span></text:p>
        </text:list-item>
        <text:list-item>
          <text:p text:style-name="P88">Handle<text:span text:style-name="T18"><text:tab/>0</text:span>x11</text:p>
        </text:list-item>
        <text:list-item>
          <text:p text:style-name="P88">Handle Data<text:span text:style-name="T18"><text:tab/>0х12</text:span></text:p>
        </text:list-item>
        <text:list-item>
          <text:p text:style-name="P67">Состав поля данных:<text:tab/><text:span text:style-name="T114">UNIX </text:span><text:span text:style-name="T15">Time</text:span></text:p>
        </text:list-item>
      </text:list>
      <text:p text:style-name="P27"><text:tab/><text:tab/></text:p>
      <text:p text:style-name="P36"><text:span text:style-name="T60">2</text:span><text:span text:style-name="T66">. </text:span><text:span text:style-name="T67">toMinMax-</text:span><text:span text:style-name="T59">Char – </text:span><text:span text:style-name="T68">Минимальное и максимальное допустимые значения показаний датчиков <text:s/>температуры</text:span><text:span text:style-name="T69">.</text:span></text:p>
      <text:p text:style-name="P38"><text:tab/></text:p>
      <text:p text:style-name="P37"><text:span text:style-name="T69"><text:tab/></text:span><text:span text:style-name="T81">Значение температуры</text:span><text:span text:style-name="T68"> представлено целым 12-битным числом со знаком. Старший разряд — знаковый. Разрешение числа: 1 разряд = 0.0625 гр. С. Соответственно, пределы значений температуры: -55 гр. С - +125 гр.С.</text:span></text:p>
      <text:p text:style-name="P39"/>
      <text:p text:style-name="P16">Данные <text:span text:style-name="T99">характеристики</text:span>:</text:p>
      <text:list xml:id="list92753082055733" text:continue-numbering="true" text:style-name="L4">
        <text:list-item>
          <text:p text:style-name="P82">UUID Type: <text:tab/>128-bit UUID</text:p>
        </text:list-item>
        <text:list-item>
          <text:p text:style-name="P82">UUID128:<text:tab/><text:span text:style-name="T100"> </text:span><text:span text:style-name="T102">D973F23</text:span><text:span text:style-name="T103">2</text:span><text:span text:style-name="T102">-B19E-11E2-9E96-0800200C9A66</text:span></text:p>
        </text:list-item>
        <text:list-item>
          <text:p text:style-name="P82"><text:span text:style-name="T33">Доступ</text:span><text:span text:style-name="T22">:<text:tab/></text:span><text:span text:style-name="T109">Чтение, Запись</text:span></text:p>
        </text:list-item>
        <text:list-item>
          <text:p text:style-name="P82"><text:span text:style-name="T22">Максимальная длина п</text:span><text:span text:style-name="T25">оля </text:span><text:span text:style-name="T22"><text:s/>характеристики:<text:tab/></text:span><text:span text:style-name="T34">4</text:span><text:span text:style-name="T22"> байт</text:span></text:p>
        </text:list-item>
        <text:list-item>
          <text:p text:style-name="P82"><text:span text:style-name="T22">Длина поля данных:<text:tab/></text:span><text:span text:style-name="T34">4</text:span><text:span text:style-name="T26"> байта</text:span></text:p>
        </text:list-item>
        <text:list-item>
          <text:p text:style-name="P89">Handle<text:span text:style-name="T18"><text:tab/>0</text:span>x1<text:span text:style-name="T114">3</text:span></text:p>
        </text:list-item>
        <text:list-item>
          <text:p text:style-name="P89"><text:soft-page-break/>Handle Data<text:span text:style-name="T18"><text:tab/>0х1</text:span><text:span text:style-name="T34">4</text:span></text:p>
        </text:list-item>
        <text:list-item>
          <text:p text:style-name="P68"><text:span text:style-name="T91">Состав поля данных:<text:tab/></text:span><text:span text:style-name="T90">0,1 байты — Значение минимальной температуры<text:line-break/><text:tab/>2,3 байты — Значение максимальной температуры</text:span></text:p>
        </text:list-item>
      </text:list>
      <text:p text:style-name="P5"><text:tab/><text:tab/></text:p>
      <text:p text:style-name="P40"><text:span text:style-name="T5">3</text:span><text:span text:style-name="T27">. </text:span><text:span text:style-name="T6">toCur</text:span><text:span text:style-name="T4">_Char – </text:span><text:span text:style-name="T35">Текущее значение показаний датчиков температуры</text:span></text:p>
      <text:p text:style-name="P6"/>
      <text:p text:style-name="P45"><text:span text:style-name="T81">Значение температуры</text:span><text:span text:style-name="T68"> представлено целым 12-битным числом со знаком. Старший разряд — знаковый. Разрешение числа: 1 разряд = 0.0625 гр. С. Соответственно, пределы значений температуры: -55 гр. С - +125 гр.С.</text:span></text:p>
      <text:p text:style-name="P57"/>
      <text:p text:style-name="P17">Данные <text:span text:style-name="T99">характеристики</text:span>:</text:p>
      <text:list xml:id="list92752224862548" text:continue-numbering="true" text:style-name="L4">
        <text:list-item>
          <text:p text:style-name="P83">UUID Type: <text:tab/>128-bit UUID</text:p>
        </text:list-item>
        <text:list-item>
          <text:p text:style-name="P83">UUID128:<text:tab/><text:span text:style-name="T100"> </text:span><text:span text:style-name="T102">D973F23</text:span><text:span text:style-name="T103">2</text:span><text:span text:style-name="T102">-B19E-11E2-9E96-0800200C9A66</text:span></text:p>
        </text:list-item>
        <text:list-item>
          <text:p text:style-name="P83"><text:span text:style-name="T33">Доступ</text:span><text:span text:style-name="T22">:<text:tab/></text:span><text:span text:style-name="T109">Чтение, </text:span><text:span text:style-name="T110">Индикация</text:span></text:p>
        </text:list-item>
        <text:list-item>
          <text:p text:style-name="P83"><text:span text:style-name="T22">Максимальная длина п</text:span><text:span text:style-name="T25">оля </text:span><text:span text:style-name="T22"><text:s/>характеристики:<text:tab/></text:span><text:span text:style-name="T40">16</text:span><text:span text:style-name="T22"> байт</text:span></text:p>
        </text:list-item>
        <text:list-item>
          <text:p text:style-name="P83"><text:span text:style-name="T22">Длина поля данных:<text:tab/></text:span><text:span text:style-name="T40">8</text:span><text:span text:style-name="T26"> байта</text:span></text:p>
        </text:list-item>
        <text:list-item>
          <text:p text:style-name="P90">Handle<text:span text:style-name="T18"><text:tab/>0</text:span>x1<text:span text:style-name="T115">5</text:span></text:p>
        </text:list-item>
        <text:list-item>
          <text:p text:style-name="P90">Handle Data<text:span text:style-name="T18"><text:tab/>0х1</text:span><text:span text:style-name="T40">6</text:span></text:p>
        </text:list-item>
        <text:list-item>
          <text:p text:style-name="P95">Handle Indication<text:span text:style-name="T18"><text:tab/>0x17</text:span></text:p>
        </text:list-item>
        <text:list-item>
          <text:p text:style-name="P69"><text:span text:style-name="T91">Состав поля данных:<text:tab/></text:span><text:span text:style-name="T90">0,1 байты — Значение температуры </text:span><text:span text:style-name="T92">датчика0</text:span><text:span text:style-name="T90"><text:line-break/><text:tab/>2,3 байты — Значение температуры </text:span><text:span text:style-name="T92">датчика1<text:line-break/></text:span><text:span text:style-name="T90"><text:tab/></text:span><text:span text:style-name="T92">4</text:span><text:span text:style-name="T90">,</text:span><text:span text:style-name="T92">5</text:span><text:span text:style-name="T90"> байты — Значение температуры </text:span><text:span text:style-name="T92">датчика2<text:line-break/></text:span><text:span text:style-name="T90"><text:tab/></text:span><text:span text:style-name="T92">6</text:span><text:span text:style-name="T90">,</text:span><text:span text:style-name="T92">7</text:span><text:span text:style-name="T90"> байты — Значение температуры </text:span><text:span text:style-name="T92">датчика3<text:line-break/></text:span><text:span text:style-name="T90"><text:tab/>. . .</text:span></text:p>
        </text:list-item>
      </text:list>
      <text:p text:style-name="P20"/>
      <text:p text:style-name="P41"><text:span text:style-name="T5">3</text:span><text:span text:style-name="T27">. </text:span><text:span text:style-name="T28">dd</text:span><text:span text:style-name="T6">Cur</text:span><text:span text:style-name="T4">_Char – </text:span><text:span text:style-name="T35">Текущее значение показаний датчиков состояния дверей</text:span></text:p>
      <text:p text:style-name="P7"/>
      <text:p text:style-name="P45"><text:span text:style-name="T82">Показания состояния дверей</text:span><text:span text:style-name="T68"> представлен</text:span><text:span text:style-name="T70">ы в виде битового поля: Номер бита соответствует номеру датчика двери</text:span><text:span text:style-name="T68">. </text:span><text:span text:style-name="T70">Значение состояния: 0 — закрыто, 1 — открыто.</text:span></text:p>
      <text:p text:style-name="P51"/>
      <text:p text:style-name="P17">Данные <text:span text:style-name="T99">характеристики</text:span>:</text:p>
      <text:list xml:id="list92753186827776" text:continue-numbering="true" text:style-name="L4">
        <text:list-item>
          <text:p text:style-name="P83">UUID Type: <text:tab/>128-bit UUID</text:p>
        </text:list-item>
        <text:list-item>
          <text:p text:style-name="P83">UUID128:<text:tab/><text:span text:style-name="T100"> </text:span><text:span text:style-name="T102">D973F23</text:span><text:span text:style-name="T103">2</text:span><text:span text:style-name="T102">-B19E-11E2-9E96-0800200C9A66</text:span></text:p>
        </text:list-item>
        <text:list-item>
          <text:p text:style-name="P83"><text:span text:style-name="T33">Доступ</text:span><text:span text:style-name="T22">:<text:tab/></text:span><text:span text:style-name="T109">Чтение, </text:span><text:span text:style-name="T110">Индикация</text:span></text:p>
        </text:list-item>
        <text:list-item>
          <text:p text:style-name="P83"><text:span text:style-name="T22">Максимальная длина п</text:span><text:span text:style-name="T25">оля </text:span><text:span text:style-name="T22"><text:s/>характеристики:<text:tab/></text:span><text:span text:style-name="T40">16</text:span><text:span text:style-name="T22"> байт</text:span></text:p>
        </text:list-item>
        <text:list-item>
          <text:p text:style-name="P83"><text:span text:style-name="T22">Длина поля данных:<text:tab/></text:span><text:span text:style-name="T40">8</text:span><text:span text:style-name="T26"> байта</text:span></text:p>
        </text:list-item>
        <text:list-item>
          <text:p text:style-name="P90">Handle<text:span text:style-name="T18"><text:tab/>0</text:span>x1<text:span text:style-name="T115">8</text:span></text:p>
        </text:list-item>
        <text:list-item>
          <text:p text:style-name="P90">Handle Data<text:span text:style-name="T18"><text:tab/>0х1</text:span><text:span text:style-name="T40">9</text:span></text:p>
        </text:list-item>
        <text:list-item>
          <text:p text:style-name="P95">Handle Indication<text:span text:style-name="T18"> </text:span><text:span text:style-name="T116">Descriptor</text:span><text:span text:style-name="T18"><text:tab/>0x1A</text:span></text:p>
        </text:list-item>
        <text:list-item>
          <text:p text:style-name="P69"><text:span text:style-name="T91">Состав поля данных:<text:tab/></text:span><text:span text:style-name="T90">0 б</text:span><text:span text:style-name="T92">ит</text:span><text:span text:style-name="T90"> — Значение </text:span><text:span text:style-name="T92">датчика двери 0</text:span><text:span text:style-name="T90"><text:line-break/><text:tab/></text:span><text:span text:style-name="T92">1</text:span><text:span text:style-name="T90"> б</text:span><text:span text:style-name="T92">ит</text:span><text:span text:style-name="T90"> — Значение </text:span><text:span text:style-name="T92">датчика двери 1<text:line-break/></text:span><text:span text:style-name="T90"><text:tab/>. . .</text:span></text:p>
        </text:list-item>
      </text:list>
      <text:p text:style-name="P20"/>
      <text:p text:style-name="P3"><text:span text:style-name="T8">4</text:span><text:span text:style-name="T27">. </text:span><text:span text:style-name="T7">alrmId</text:span><text:span text:style-name="T4">_Char – </text:span><text:span text:style-name="T113">Список идентификаторов поддерживаемых тревожных оповещений</text:span></text:p>
      <text:p text:style-name="P46"><text:span text:style-name="T83">Список идентификаторов</text:span><text:span text:style-name="T68"> представлен</text:span><text:span text:style-name="T70"> в виде битового поля: <text:s/></text:span></text:p>
      <text:p text:style-name="P56"><text:span text:style-name="T78"><text:tab/></text:span><text:span text:style-name="T79">0 бит — Общая тревога</text:span></text:p>
      <text:p text:style-name="P56"><text:span text:style-name="T78"><text:tab/></text:span><text:span text:style-name="T79">1 бит — Изменение состояния датчика/датчиков состояния двери</text:span></text:p>
      <text:p text:style-name="P58"><text:tab/>2 бит — Значение температуры больше допустимого максимума</text:p>
      <text:p text:style-name="P58"><text:tab/>3 бит — Значение температуры меньше допустимого минимума</text:p>
      <text:p text:style-name="P58"><text:tab/>4 бит — Неисправность датчика/датчиков состояния двери </text:p>
      <text:p text:style-name="P58"><text:tab/>5 бит — Неисправность датчика/датчиков температуры</text:p>
      <text:p text:style-name="P58"><text:tab/>6 бит — Ошибка записи/чтения файла логирования</text:p>
      <text:p text:style-name="P58"><text:tab/>7 бит — Аппаратная ошибка контроллера</text:p>
      <text:p text:style-name="P56"><text:span text:style-name="T78">Значение состояния: 0 — </text:span><text:span text:style-name="T80">оповещение включено</text:span><text:span text:style-name="T78">, 1 — </text:span><text:span text:style-name="T80">запрещено</text:span><text:span text:style-name="T78">.</text:span></text:p>
      <text:p text:style-name="P52"/>
      <text:p text:style-name="P18"><text:soft-page-break/>Данные <text:span text:style-name="T99">характеристики</text:span>:</text:p>
      <text:list xml:id="list92753533269288" text:continue-numbering="true" text:style-name="L4">
        <text:list-item>
          <text:p text:style-name="P84">UUID Type: <text:tab/>128-bit UUID</text:p>
        </text:list-item>
        <text:list-item>
          <text:p text:style-name="P84">UUID128:<text:tab/><text:span text:style-name="T100"> </text:span><text:span text:style-name="T102">D973F2</text:span><text:span text:style-name="T104">41</text:span><text:span text:style-name="T102">-B19E-11E2-9E96-0800200C9A66</text:span></text:p>
        </text:list-item>
        <text:list-item>
          <text:p text:style-name="P84"><text:span text:style-name="T33">Доступ</text:span><text:span text:style-name="T22">:<text:tab/></text:span><text:span text:style-name="T109">Чтение</text:span></text:p>
        </text:list-item>
        <text:list-item>
          <text:p text:style-name="P84"><text:span text:style-name="T22">Максимальная длина п</text:span><text:span text:style-name="T25">оля </text:span><text:span text:style-name="T22"><text:s/>характеристики:<text:tab/></text:span><text:span text:style-name="T40">1</text:span><text:span text:style-name="T22"> байт</text:span></text:p>
        </text:list-item>
        <text:list-item>
          <text:p text:style-name="P84"><text:span text:style-name="T22">Длина поля данных:<text:tab/></text:span><text:span text:style-name="T43">1</text:span><text:span text:style-name="T26"> байта</text:span></text:p>
        </text:list-item>
        <text:list-item>
          <text:p text:style-name="P91">Handle<text:span text:style-name="T18"><text:tab/>0</text:span>x1<text:span text:style-name="T116">B</text:span></text:p>
        </text:list-item>
        <text:list-item>
          <text:p text:style-name="P91">Handle Data<text:span text:style-name="T18"><text:tab/>0х1</text:span><text:span text:style-name="T43">C</text:span></text:p>
        </text:list-item>
        <text:list-item>
          <text:p text:style-name="P72">Handle Indication<text:span text:style-name="T18"> </text:span><text:span text:style-name="T116">Descriptor</text:span><text:span text:style-name="T18"><text:tab/>0x1</text:span><text:span text:style-name="T43">D</text:span></text:p>
        </text:list-item>
        <text:list-item>
          <text:p text:style-name="P70"><text:span text:style-name="T91">Состав поля данных:<text:tab/></text:span><text:span text:style-name="T94">0 байт — Битовое поля Идентификаторов оповещения:<text:line-break/></text:span><text:span text:style-name="T91"><text:line-break/><text:tab/></text:span><text:span text:style-name="T90">0 б</text:span><text:span text:style-name="T92">ит</text:span><text:span text:style-name="T90"> — </text:span><text:span text:style-name="T93">Общая тревога </text:span><text:span text:style-name="T94">вкл/выкл</text:span><text:span text:style-name="T90"><text:line-break/><text:tab/></text:span><text:span text:style-name="T92">1</text:span><text:span text:style-name="T90"> б</text:span><text:span text:style-name="T92">ит</text:span><text:span text:style-name="T90"> — </text:span><text:span text:style-name="T94">Изменение з</text:span><text:span text:style-name="T90">начение </text:span><text:span text:style-name="T92">датчика двери </text:span><text:span text:style-name="T94">вкл/выкл</text:span><text:span text:style-name="T92"><text:line-break/></text:span><text:span text:style-name="T90"><text:tab/>. . .</text:span></text:p>
        </text:list-item>
      </text:list>
      <text:p text:style-name="P21"/>
      <text:p text:style-name="P42"><text:span text:style-name="T8">5</text:span><text:span text:style-name="T27">. </text:span><text:span text:style-name="T29">alrmNew</text:span><text:span text:style-name="T4">_Char – </text:span><text:span text:style-name="T36">Новое тревожное оповещение</text:span></text:p>
      <text:p text:style-name="P8"/>
      <text:p text:style-name="P49"><text:span text:style-name="T84">Новое тревожное оповещение</text:span><text:span text:style-name="T68"> представлен</text:span><text:span text:style-name="T71">о</text:span><text:span text:style-name="T70"> в виде </text:span><text:span text:style-name="T71">2-х </text:span><text:span text:style-name="T70">б</text:span><text:span text:style-name="T72">айт</text:span><text:span text:style-name="T70">: <text:line-break/><text:tab/></text:span><text:span text:style-name="T72">0-й байт</text:span><text:span text:style-name="T70"> </text:span><text:span text:style-name="T71">Битовое пол</text:span><text:span text:style-name="T72">е идентификаторов</text:span><text:span text:style-name="T71"> </text:span><text:span text:style-name="T72">сработавших </text:span><text:span text:style-name="T71">оповещени</text:span><text:span text:style-name="T72">й. </text:span><text:span text:style-name="T70"><text:line-break/><text:tab/></text:span><text:span text:style-name="T72">1-й байт общий счетчик сработавших оповещений.</text:span></text:p>
      <text:p text:style-name="P53"/>
      <text:p text:style-name="P19">Данные <text:span text:style-name="T99">характеристики</text:span>:</text:p>
      <text:list xml:id="list92751601050852" text:continue-numbering="true" text:style-name="L4">
        <text:list-item>
          <text:p text:style-name="P85">UUID Type: <text:tab/>128-bit UUID</text:p>
        </text:list-item>
        <text:list-item>
          <text:p text:style-name="P85">UUID128:<text:tab/><text:span text:style-name="T100"> </text:span><text:span text:style-name="T102">D973F2</text:span><text:span text:style-name="T105">4</text:span><text:span text:style-name="T103">2</text:span><text:span text:style-name="T102">-B19E-11E2-9E96-0800200C9A66</text:span></text:p>
        </text:list-item>
        <text:list-item>
          <text:p text:style-name="P85"><text:span text:style-name="T33">Доступ</text:span><text:span text:style-name="T22">:<text:tab/></text:span><text:span text:style-name="T109">Чтение, </text:span><text:span text:style-name="T111">Уведомление</text:span></text:p>
        </text:list-item>
        <text:list-item>
          <text:p text:style-name="P85"><text:span text:style-name="T22">Максимальная длина п</text:span><text:span text:style-name="T25">оля </text:span><text:span text:style-name="T22"><text:s/>характеристики:<text:tab/></text:span><text:span text:style-name="T44">4</text:span><text:span text:style-name="T22"> байт</text:span></text:p>
        </text:list-item>
        <text:list-item>
          <text:p text:style-name="P85"><text:span text:style-name="T22">Длина поля данных:<text:tab/></text:span><text:span text:style-name="T44">2</text:span><text:span text:style-name="T26"> байта</text:span></text:p>
        </text:list-item>
        <text:list-item>
          <text:p text:style-name="P92">Handle<text:span text:style-name="T18"><text:tab/>0</text:span>x1<text:span text:style-name="T117">E</text:span></text:p>
        </text:list-item>
        <text:list-item>
          <text:p text:style-name="P92">Handle Data<text:span text:style-name="T18"><text:tab/>0х1</text:span><text:span text:style-name="T44">F</text:span></text:p>
        </text:list-item>
        <text:list-item>
          <text:p text:style-name="P96">Handle <text:span text:style-name="T117">Notification</text:span><text:span text:style-name="T44"> </text:span><text:span text:style-name="T117">Descriptor</text:span><text:span text:style-name="T18"><text:tab/>0x</text:span><text:span text:style-name="T44">20</text:span></text:p>
        </text:list-item>
        <text:list-item>
          <text:p text:style-name="P70"><text:span text:style-name="T91">Состав поля данных:<text:tab/></text:span><text:span text:style-name="T90">0 </text:span><text:span text:style-name="T95">байт</text:span><text:span text:style-name="T90"> — Значение </text:span><text:span text:style-name="T95">идентификаторов сработавших <text:tab/>оповещений</text:span><text:span text:style-name="T90"><text:line-break/><text:tab/></text:span><text:span text:style-name="T92">1</text:span><text:span text:style-name="T90"> б</text:span><text:span text:style-name="T95">айт</text:span><text:span text:style-name="T90"> — Значение </text:span><text:span text:style-name="T95">общего счетчика новых <text:tab/>оповещений</text:span><text:span text:style-name="T92"><text:line-break/></text:span></text:p>
        </text:list-item>
      </text:list>
      <text:p text:style-name="P42"><text:span text:style-name="T10">6</text:span><text:span text:style-name="T27">. </text:span><text:span text:style-name="T9">alrmNorRead</text:span><text:span text:style-name="T4">_Char – </text:span><text:span text:style-name="T37">Непрочитанные оповещения</text:span></text:p>
      <text:p text:style-name="P4"/>
      <text:p text:style-name="P50"><text:span text:style-name="T85">Непрочитанные тревожные оповещения</text:span><text:span text:style-name="T87"> </text:span><text:span text:style-name="T88">представлен</text:span><text:span text:style-name="T89">ы</text:span><text:span text:style-name="T70"> в виде </text:span><text:span text:style-name="T73">2-х</text:span><text:span text:style-name="T70"> </text:span><text:span text:style-name="T73">байт:</text:span><text:span text:style-name="T70"> <text:line-break/><text:tab/></text:span><text:span text:style-name="T73">0-й байт — Битовое поле идентификаторов непрочитанных оповещений</text:span></text:p>
      <text:p text:style-name="P59"><text:tab/>1-й байт — Счетчик непрочитанных оповещений.</text:p>
      <text:p text:style-name="P61">Примечание: <text:line-break/><text:tab/>При записи новых данных в характеристику "Новое оповещение" сервером счетчик непрочитанных оповещений увеличивается на 1. <text:line-break/><text:tab/>При считывании характеристики "Новое оповещение" клиентом счетчик непрочитанных оповещений уменьшается на 1.</text:p>
      <text:p text:style-name="P61"><text:tab/>При считывании характеристики "Непрочитанные оповещения" клиентом счетчик непрочитанных оповещений обнуляется.</text:p>
      <text:p text:style-name="P53"/>
      <text:p text:style-name="P19">Данные <text:span text:style-name="T99">характеристики</text:span>:</text:p>
      <text:list xml:id="list92752678372719" text:continue-numbering="true" text:style-name="L4">
        <text:list-item>
          <text:p text:style-name="P85">UUID Type: <text:tab/>128-bit UUID</text:p>
        </text:list-item>
        <text:list-item>
          <text:p text:style-name="P85">UUID128:<text:tab/><text:span text:style-name="T100"> </text:span><text:span text:style-name="T102">D973F23</text:span><text:span text:style-name="T103">2</text:span><text:span text:style-name="T102">-B19E-11E2-9E96-0800200C9A66</text:span></text:p>
        </text:list-item>
        <text:list-item>
          <text:p text:style-name="P85"><text:span text:style-name="T33">Доступ</text:span><text:span text:style-name="T22">:<text:tab/></text:span><text:span text:style-name="T109">Чтение, </text:span><text:span text:style-name="T110">Индикация</text:span></text:p>
        </text:list-item>
        <text:list-item>
          <text:p text:style-name="P85"><text:span text:style-name="T22">Максимальная длина п</text:span><text:span text:style-name="T25">оля </text:span><text:span text:style-name="T22"><text:s/>характеристики:<text:tab/></text:span><text:span text:style-name="T40">16</text:span><text:span text:style-name="T22"> байт</text:span></text:p>
        </text:list-item>
        <text:list-item>
          <text:p text:style-name="P85"><text:span text:style-name="T22">Длина поля данных:<text:tab/></text:span><text:span text:style-name="T40">8</text:span><text:span text:style-name="T26"> байта</text:span></text:p>
        </text:list-item>
        <text:list-item>
          <text:p text:style-name="P92">Handle<text:span text:style-name="T18"><text:tab/>0</text:span>x<text:span text:style-name="T118">21</text:span></text:p>
        </text:list-item>
        <text:list-item>
          <text:p text:style-name="P92">Handle Data<text:span text:style-name="T18"><text:tab/>0х</text:span><text:span text:style-name="T45">22</text:span></text:p>
        </text:list-item>
        <text:list-item>
          <text:p text:style-name="P73"><text:soft-page-break/>Handle <text:span text:style-name="T117">Notification</text:span><text:span text:style-name="T44"> </text:span><text:span text:style-name="T117">Descriptor</text:span><text:span text:style-name="T18"><text:tab/>0x</text:span><text:span text:style-name="T45">23</text:span></text:p>
        </text:list-item>
        <text:list-item>
          <text:p text:style-name="P71"><text:span text:style-name="T91">Состав поля данных:<text:tab/></text:span><text:span text:style-name="T90">0 </text:span><text:span text:style-name="T95">байт</text:span><text:span text:style-name="T90"> — Значение </text:span><text:span text:style-name="T96">ID</text:span><text:span text:style-name="T95"> </text:span><text:span text:style-name="T96">непрочитанных</text:span><text:span text:style-name="T95"> <text:tab/>оповещений</text:span><text:span text:style-name="T90"><text:line-break/><text:tab/></text:span><text:span text:style-name="T92">1</text:span><text:span text:style-name="T90"> б</text:span><text:span text:style-name="T95">айт</text:span><text:span text:style-name="T90"> — Значение</text:span><text:span text:style-name="T95"> счетчика </text:span><text:span text:style-name="T96">непрочитанных</text:span><text:span text:style-name="T95"><text:tab/>оповещений</text:span><text:span text:style-name="T92"><text:line-break/></text:span></text:p>
        </text:list-item>
      </text:list>
      <text:p text:style-name="P43"><text:span text:style-name="T11">7</text:span><text:span text:style-name="T27">. </text:span><text:span text:style-name="T30">log</text:span><text:span text:style-name="T4">_Char – </text:span><text:span text:style-name="T38">Передача</text:span><text:span text:style-name="T16"> </text:span><text:span text:style-name="T38">записей</text:span><text:span text:style-name="T16"> л</text:span><text:span text:style-name="T38">огов</text:span></text:p>
      <text:p text:style-name="P9"/>
      <text:p text:style-name="P47"><text:span text:style-name="T86">Записи логов</text:span><text:span text:style-name="T68"> представлен</text:span><text:span text:style-name="T74">ы</text:span><text:span text:style-name="T70"> в виде </text:span><text:span text:style-name="T71">2-х </text:span><text:span text:style-name="T74">записей </text:span><text:span text:style-name="T70">:</text:span></text:p>
      <text:p text:style-name="P54"><text:span text:style-name="T70"><text:tab/></text:span><text:span text:style-name="T74">1-я запись длиной 12 байт состоит из :</text:span></text:p>
      <text:p text:style-name="P54"><text:span text:style-name="T74"><text:tab/><text:tab/>поле</text:span><text:span text:style-name="T75">0</text:span><text:span text:style-name="T74"> — 4 байта: Метка времени записи лога — UNIX </text:span><text:span text:style-name="T63">Time</text:span></text:p>
      <text:p text:style-name="P54"><text:span text:style-name="T74"><text:tab/><text:tab/>поле</text:span><text:span text:style-name="T75">1</text:span><text:span text:style-name="T74"> — 2 байта: Значение показания датчика температуры 0</text:span></text:p>
      <text:p text:style-name="P54"><text:span text:style-name="T74"><text:tab/><text:tab/>поле</text:span><text:span text:style-name="T75">2</text:span><text:span text:style-name="T74"> — 2 байта: Значение показания датчика температуры </text:span><text:span text:style-name="T75">1</text:span></text:p>
      <text:p text:style-name="P54"><text:span text:style-name="T74"><text:tab/><text:tab/>поле</text:span><text:span text:style-name="T75">3</text:span><text:span text:style-name="T74"> — 2 байта: Значение показания датчика температуры </text:span><text:span text:style-name="T75">2</text:span></text:p>
      <text:p text:style-name="P55"><text:span text:style-name="T74"><text:tab/><text:tab/>поле</text:span><text:span text:style-name="T75">4</text:span><text:span text:style-name="T74"> — 2 байта: Значение показания датчика температуры </text:span><text:span text:style-name="T75">3</text:span></text:p>
      <text:p text:style-name="P55"><text:span text:style-name="T70"><text:tab/></text:span><text:span text:style-name="T75">2</text:span><text:span text:style-name="T74">-я запись длиной </text:span><text:span text:style-name="T75">5</text:span><text:span text:style-name="T74"> байт</text:span><text:span text:style-name="T75">а</text:span><text:span text:style-name="T74"> состоит из :</text:span></text:p>
      <text:p text:style-name="P55"><text:span text:style-name="T74"><text:tab/><text:tab/>поле</text:span><text:span text:style-name="T75">0</text:span><text:span text:style-name="T74"> — 4 байта: Метка времени записи лога — UNIX </text:span><text:span text:style-name="T63">Time</text:span></text:p>
      <text:p text:style-name="P55"><text:span text:style-name="T74"><text:tab/><text:tab/></text:span><text:span text:style-name="T75">поле1 — 1 байт: Битовое поле состояния датчиков дверей</text:span></text:p>
      <text:p text:style-name="P60"><text:tab/>Примечание: Записи 1 и 2 логирования могут иметь особые значения:</text:p>
      <text:p text:style-name="P60"><text:tab/>1. Запись1 и/или запись2 заполнены значением 0x00 — нет неотправленных записей.</text:p>
      <text:p text:style-name="P55"><text:span text:style-name="T75"><text:tab/>2. Запись1 и/или запись2 заполнены значением 0xFF — ошибка чтения записи логирования из файла.</text:span><text:span text:style-name="T70"><text:line-break/><text:line-break/></text:span><text:span text:style-name="T41">Данные </text:span><text:span text:style-name="T42">характеристики</text:span><text:span text:style-name="T41">:</text:span></text:p>
      <text:list xml:id="list92752982709192" text:continue-numbering="true" text:style-name="L4">
        <text:list-item>
          <text:p text:style-name="P86">UUID Type: <text:tab/>128-bit UUID</text:p>
        </text:list-item>
        <text:list-item>
          <text:p text:style-name="P86">UUID128:<text:tab/><text:span text:style-name="T100"> </text:span><text:span text:style-name="T102">D973F2</text:span><text:span text:style-name="T106">5</text:span><text:span text:style-name="T103">2</text:span><text:span text:style-name="T102">-B19E-11E2-9E96-0800200C9A66</text:span></text:p>
        </text:list-item>
        <text:list-item>
          <text:p text:style-name="P86"><text:span text:style-name="T33">Доступ</text:span><text:span text:style-name="T22">:<text:tab/></text:span><text:span text:style-name="T109">Чтение, </text:span><text:span text:style-name="T111">Уведомление</text:span></text:p>
        </text:list-item>
        <text:list-item>
          <text:p text:style-name="P86"><text:span text:style-name="T22">Максимальная длина п</text:span><text:span text:style-name="T25">оля </text:span><text:span text:style-name="T22"><text:s/>характеристики:<text:tab/></text:span><text:span text:style-name="T46">17</text:span><text:span text:style-name="T22"> байт</text:span></text:p>
        </text:list-item>
        <text:list-item>
          <text:p text:style-name="P86"><text:span text:style-name="T22">Длина поля данных:<text:tab/></text:span><text:span text:style-name="T46">17</text:span><text:span text:style-name="T26"> байта</text:span></text:p>
        </text:list-item>
        <text:list-item>
          <text:p text:style-name="P93">Handle<text:span text:style-name="T18"><text:tab/>0</text:span>x<text:span text:style-name="T119">24</text:span></text:p>
        </text:list-item>
        <text:list-item>
          <text:p text:style-name="P93">Handle Data<text:span text:style-name="T18"><text:tab/>0х</text:span><text:span text:style-name="T46">25</text:span></text:p>
        </text:list-item>
        <text:list-item>
          <text:p text:style-name="P97">Handle <text:span text:style-name="T117">Notification</text:span><text:span text:style-name="T44"> </text:span><text:span text:style-name="T117">Descriptor</text:span><text:span text:style-name="T18"><text:tab/>0x</text:span><text:span text:style-name="T46">26</text:span></text:p>
        </text:list-item>
        <text:list-item>
          <text:p text:style-name="P98"><text:span text:style-name="T91">Состав поля данных:<text:tab/></text:span><text:span text:style-name="T90">0-</text:span><text:span text:style-name="T97">3</text:span><text:span text:style-name="T90"> </text:span><text:span text:style-name="T95">байт <text:s/></text:span><text:span text:style-name="T90"><text:tab/></text:span><text:span text:style-name="T97">Метка времени UNIX </text:span><text:span text:style-name="T64">Time</text:span><text:span text:style-name="T97"> записи для <text:tab/><text:tab/>датчиков температуры<text:line-break/><text:tab/>4-11 байт <text:tab/></text:span><text:span text:style-name="T120">Значения показаний датчиков температуры</text:span><text:span text:style-name="T90"><text:line-break/><text:tab/></text:span><text:span text:style-name="T92">1</text:span><text:span text:style-name="T97">2-15</text:span><text:span text:style-name="T90"> б</text:span><text:span text:style-name="T95">айт</text:span><text:span text:style-name="T90"><text:tab/></text:span><text:span text:style-name="T97">Метка времени UNIX </text:span><text:span text:style-name="T64">Time</text:span><text:span text:style-name="T97"> записи для <text:tab/><text:tab/>датчиков состояния двери.</text:span><text:span text:style-name="T92"><text:line-break/><text:tab/></text:span><text:span text:style-name="T97">16 байт <text:tab/></text:span><text:span text:style-name="T98">Битовое поле значений датчиков <text:tab/><text:tab/><text:tab/>состояния двери</text:span></text:p>
        </text:list-item>
      </text:list>
      <text:p text:style-name="P62"/>
      <text:p text:style-name="P62"/>
      <text:p text:style-name="P44"><text:span text:style-name="T11">7</text:span><text:span text:style-name="T12">а</text:span><text:span text:style-name="T27">. </text:span><text:span text:style-name="T31">logRequest</text:span><text:span text:style-name="T4">_</text:span><text:span text:style-name="T12">Descriptor</text:span><text:span text:style-name="T4"> – </text:span><text:span text:style-name="T39">Дескриптор</text:span><text:span text:style-name="T17"> </text:span><text:span text:style-name="T39">запроса</text:span><text:span text:style-name="T17"> </text:span><text:span text:style-name="T39">п</text:span><text:span text:style-name="T38">ередач</text:span><text:span text:style-name="T39">и</text:span><text:span text:style-name="T16"> </text:span><text:span text:style-name="T38">записей</text:span><text:span text:style-name="T16"> л</text:span><text:span text:style-name="T38">огов</text:span></text:p>
      <text:p text:style-name="P10"/>
      <text:p text:style-name="P48"><text:span text:style-name="T41">Данные </text:span><text:span text:style-name="T42">характеристики</text:span><text:span text:style-name="T41">:</text:span></text:p>
      <text:list xml:id="list92752470659741" text:continue-numbering="true" text:style-name="L4">
        <text:list-item>
          <text:p text:style-name="P87">UUID Type: <text:tab/>1<text:span text:style-name="T122">6</text:span>-bit UUID</text:p>
        </text:list-item>
        <text:list-item>
          <text:p text:style-name="P87">UUID128:<text:tab/><text:span text:style-name="T100"> </text:span><text:span text:style-name="T107">0</text:span><text:span text:style-name="T108">x</text:span><text:span text:style-name="T107">29FF</text:span></text:p>
        </text:list-item>
        <text:list-item>
          <text:p text:style-name="P87"><text:span text:style-name="T33">Доступ</text:span><text:span text:style-name="T22">:<text:tab/></text:span><text:span text:style-name="T47">Запись</text:span></text:p>
        </text:list-item>
        <text:list-item>
          <text:p text:style-name="P87"><text:span text:style-name="T22">Длина данных:<text:tab/></text:span><text:span text:style-name="T47">2</text:span><text:span text:style-name="T26"> байта</text:span></text:p>
        </text:list-item>
        <text:list-item>
          <text:p text:style-name="P94">Handle<text:span text:style-name="T18"><text:tab/>0</text:span>x<text:span text:style-name="T119">27</text:span></text:p>
        </text:list-item>
        <text:list-item>
          <text:p text:style-name="P74"><text:span text:style-name="T69">Состав данных:<text:tab/></text:span><text:span text:style-name="T68">0 </text:span><text:span text:style-name="T72">б</text:span><text:span text:style-name="T77">ит — </text:span><text:span text:style-name="T72"><text:s/></text:span><text:span text:style-name="T77">Запрос </text:span><text:span text:style-name="T76">записи </text:span><text:span text:style-name="T77">логов з</text:span><text:span text:style-name="T121">начения показаний <text:tab/><text:tab/><text:tab/><text:tab/>датчиков температуры </text:span><text:span text:style-name="T68"><text:line-break/><text:tab/></text:span><text:span text:style-name="T70">1</text:span><text:span text:style-name="T68"> б</text:span><text:span text:style-name="T77">и</text:span><text:span text:style-name="T72">т — <text:s/></text:span><text:span text:style-name="T77">Запрос </text:span><text:span text:style-name="T76">записи </text:span><text:span text:style-name="T77">логов з</text:span><text:span text:style-name="T121">начения </text:span><text:span text:style-name="T76">датчиков <text:tab/><text:tab/><text:tab/><text:tab/>состояния двери.</text:span><text:span text:style-name="T70"><text:line-break/><text:tab/></text:span><text:span text:style-name="T77">2-</text:span><text:span text:style-name="T76">1</text:span><text:span text:style-name="T77">5</text:span><text:span text:style-name="T76"> б</text:span><text:span text:style-name="T77">и</text:span><text:span text:style-name="T76">т</text:span><text:span text:style-name="T77">ы — Незначащие значения</text:span></text:p>
        </text:list-item>
      </text:list>
      <text:p text:style-name="P63"/>
      <text:p text:style-name="P63"/>
      <text:p text:style-name="P6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0.898cm" fo:margin-left="2cm" fo:margin-right="0.7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29:38.065000000</meta:creation-date>
    <dc:date>2016-07-28T09:27:51.264380393</dc:date>
    <meta:editing-duration>PT1H24M16S</meta:editing-duration>
    <meta:editing-cycles>17</meta:editing-cycles>
    <meta:generator>LibreOffice/5.1.1.2$Linux_X86_64 LibreOffice_project/10m0$Build-2</meta:generator>
    <meta:document-statistic meta:table-count="0" meta:image-count="0" meta:object-count="0" meta:page-count="5" meta:paragraph-count="146" meta:word-count="1027" meta:character-count="7535" meta:non-whitespace-character-count="6543"/>
  </office:meta>
</office:document-meta>
</file>